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15%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size="12pt" fo:language="pl" fo:country="PL" style:font-size-asian="12pt"/>
    </style:style>
    <style:style style:name="P2" style:family="paragraph" style:parent-style-name="Standard">
      <style:paragraph-properties fo:line-height="115%"/>
      <style:text-properties style:font-name="Calibri1" fo:font-size="12pt" fo:language="pl" fo:country="PL" fo:font-style="normal" fo:font-weight="normal" officeooo:rsid="001cccf9" officeooo:paragraph-rsid="001cccf9" style:font-size-asian="10.5pt" style:font-style-asian="normal" style:font-weight-asian="normal" style:font-size-complex="12pt"/>
    </style:style>
    <style:style style:name="P3" style:family="paragraph" style:parent-style-name="Standard">
      <style:paragraph-properties fo:line-height="115%"/>
      <style:text-properties style:font-name="Calibri1" fo:font-size="11pt" fo:language="pl" fo:country="PL" style:font-size-asian="11pt"/>
    </style:style>
    <style:style style:name="P4" style:family="paragraph" style:parent-style-name="Standard">
      <style:paragraph-properties fo:line-height="115%"/>
      <style:text-properties style:font-name="Calibri1"/>
    </style:style>
    <style:style style:name="P5" style:family="paragraph" style:parent-style-name="Standard">
      <style:paragraph-properties fo:margin-top="0.247cm" fo:margin-bottom="0.212cm" loext:contextual-spacing="false" fo:line-height="115%"/>
      <style:text-properties style:font-name="Calibri1" fo:font-size="14pt" fo:language="pl" fo:country="PL" fo:font-weight="bold" officeooo:rsid="001cccf9" officeooo:paragraph-rsid="001cccf9" style:font-size-asian="14pt" style:font-weight-asian="bold"/>
    </style:style>
    <style:style style:name="P6" style:family="paragraph" style:parent-style-name="Standard">
      <style:paragraph-properties fo:margin-top="0.247cm" fo:margin-bottom="0.212cm" loext:contextual-spacing="false" fo:line-height="115%"/>
      <style:text-properties style:font-name="Calibri1" fo:font-size="12pt" fo:language="pl" fo:country="PL" fo:font-weight="normal" officeooo:rsid="001cccf9" officeooo:paragraph-rsid="001cccf9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.247cm" fo:margin-bottom="0.212cm" loext:contextual-spacing="false" fo:line-height="115%"/>
      <style:text-properties style:font-name="Calibri1" fo:font-size="12pt" fo:language="pl" fo:country="PL" fo:font-weight="normal" officeooo:rsid="001cccf9" officeooo:paragraph-rsid="001cccf9" style:font-size-asian="10.5pt" style:font-weight-asian="normal" style:font-size-complex="12pt"/>
    </style:style>
    <style:style style:name="P8" style:family="paragraph" style:parent-style-name="Standard">
      <style:paragraph-properties fo:margin-top="0.247cm" fo:margin-bottom="0.212cm" loext:contextual-spacing="false" fo:line-height="115%"/>
      <style:text-properties style:font-name="Calibri1" fo:font-size="12pt" fo:language="pl" fo:country="PL" fo:font-weight="normal" officeooo:rsid="001e24ba" officeooo:paragraph-rsid="001e24ba" style:font-size-asian="10.5pt" style:font-weight-asian="normal" style:font-size-complex="12pt"/>
    </style:style>
    <style:style style:name="P9" style:family="paragraph" style:parent-style-name="Standard">
      <style:paragraph-properties fo:margin-top="0.353cm" fo:margin-bottom="0.212cm" loext:contextual-spacing="false" fo:line-height="115%"/>
      <style:text-properties style:font-name="Calibri1" fo:font-size="14pt" fo:language="pl" fo:country="PL" fo:font-weight="bold" style:font-size-asian="14pt" style:font-weight-asian="bold"/>
    </style:style>
    <style:style style:name="T1" style:family="text">
      <style:text-properties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ronika Pijagin, 271083</text:p>
      <text:p text:style-name="P3"/>
      <text:p text:style-name="P9">Projekt 3 – model odbicia Phonga</text:p>
      <text:p text:style-name="P5">Sprawozdanie</text:p>
      <text:p text:style-name="P5"/>
      <text:p text:style-name="P5">1. Cel projektu</text:p>
      <text:p text:style-name="P6">Celem projektu była implementacja modelu odbicia Phonga. Zadanie miało na celu pokazanie jak światło odbija się przy tym konkretnym matematycznym modelu.</text:p>
      <text:p text:style-name="P6">Odbicie Phonga miało być zaprezentowane na płaszczyznach różnie odbijających światło oraz na powierzchni płaskiej i kulistej.</text:p>
      <text:p text:style-name="P6"/>
      <text:p text:style-name="P5">2. Model odbicia Phonga</text:p>
      <text:p text:style-name="P6">Phong swoje rozwiązanie zaproponował w 1975 roku. Jest to model empiryczny, często stosowany przy tworzeniu gier komputerowych.</text:p>
      <text:p text:style-name="P6"/>
      <text:p text:style-name="P5">3. Wykonanie</text:p>
      <text:p text:style-name="P7"><text:span text:style-name="T1">Swój model odbicia Phonga zaimplementowałam w języku GLSL jako shader.</text:span></text:p>
      <text:p text:style-name="P8"><text:span text:style-name="T1">Mój program generuje scenę i umieszcza w niej kulę lub płaszczyznę. Zaimplementowałam go w taki sposób, że nieustannie obraca obiekt, co pozwala na lepsze zaobserwowanie odbicia światła. W scenie umieściłam punktowe źródło światła, którego położeniem może sterować użytkownik. Kod shadera, w którym został zaimplementowany model, przekazywany jest na GPU, skąd następnie jest zwracany wyliczony kolor każdego piksela.</text:span></text:p>
      <text:p text:style-name="P5">3. Technologia</text:p>
      <text:p text:style-name="P2">Jak zostało to już wspomniane w poprzednim punkcie, do wykonania swojego modelu posłużyłam się językiem JavaScript. Aby narysować obiekty trójwymiarowe posłużyłam się biblioteką three.js. Dzięki tej bibliotece szybko stworzyłam kulę i płaszczyznę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21:57:07.769000000</meta:creation-date>
    <dc:date>2017-12-04T22:13:06.818000000</dc:date>
    <meta:editing-duration>PT5M29S</meta:editing-duration>
    <meta:editing-cycles>1</meta:editing-cycles>
    <meta:document-statistic meta:table-count="0" meta:image-count="0" meta:object-count="0" meta:page-count="1" meta:paragraph-count="13" meta:word-count="173" meta:character-count="1271" meta:non-whitespace-character-count="1110"/>
    <meta:generator>LibreOffice/5.4.2.2$Windows_X86_64 LibreOffice_project/22b09f6418e8c2d508a9eaf86b2399209b0990f4</meta:generator>
  </office:meta>
</office:document-meta>
</file>